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1">
      <style:text-properties style:font-name="Arial"/>
    </style:style>
    <style:style style:name="T1" style:family="text">
      <style:text-properties style:font-name="Ari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tegoryManager:</text:p>
      <text:p text:style-name="P1"><text:tab/>- INSERT (classique)</text:p>
      <text:p text:style-name="P1"><text:tab/>- DELETE (classique)</text:p>
      <text:p text:style-name="P1"><text:tab/>- UPDATE (classique)</text:p>
      <text:p text:style-name="P1"/>
      <text:p text:style-name="P1">StatutManager:</text:p>
      <text:p text:style-name="P1"><text:tab/>- INSERT (classique)</text:p>
      <text:p text:style-name="P1"><text:tab/>- DELETE (classique)</text:p>
      <text:p text:style-name="P1"><text:tab/>- UPDATE (classique)</text:p>
      <text:p text:style-name="P1"/>
      <text:p text:style-name="P1">RoleManager:</text:p>
      <text:p text:style-name="P1"><text:tab/>- INSERT (classique)</text:p>
      <text:p text:style-name="P1"><text:tab/>- DELETE (classique)</text:p>
      <text:p text:style-name="P1"><text:tab/>- UPDATE (classique)</text:p>
      <text:p text:style-name="P1"/>
      <text:p text:style-name="P1">UserManager:</text:p>
      <text:list xml:id="list4256400790147102433" text:style-name="L1">
        <text:list-item>
          <text:list>
            <text:list-item>
              <text:p text:style-name="P2">public function selectAll(): array</text:p>
            </text:list-item>
            <text:list-item>
              <text:p text:style-name="P2">public function signIn(User $user): array</text:p>
            </text:list-item>
            <text:list-item>
              <text:p text:style-name="P2">public static function signOut(User $user): bool</text:p>
            </text:list-item>
            <text:list-item>
              <text:p text:style-name="P2">protected function createSession(array $datas): bool</text:p>
            </text:list-item>
            <text:list-item>
              <text:p text:style-name="P2">protected function signUpValidationKey(): string</text:p>
            </text:list-item>
            <text:list-item>
              <text:p text:style-name="P2">public function signUp(User $user): array</text:p>
            </text:list-item>
            <text:list-item>
              <text:p text:style-name="P2">public function registrationUpdateUser(string $userName, string $validateKey): bool</text:p>
            </text:list-item>
            <text:list-item>
              <text:p text:style-name="P2"/>
            </text:list-item>
          </text:list>
        </text:list-item>
      </text:list>
      <text:p text:style-name="P1"><text:tab/>- INSERT (home)</text:p>
      <text:p text:style-name="P1"><text:tab/>- INSERT (user_has_img)</text:p>
      <text:p text:style-name="P1"><text:tab/>- UPDATE (home (validation de l’adresse mail))</text:p>
      <text:p text:style-name="P1"><text:tab/>- UPDATE (changement mot de passe)</text:p>
      <text:p text:style-name="P1"><text:tab/>- UPDATE (login/couleurs/img dans la page profil)</text:p>
      <text:p text:style-name="P1"><text:tab/>- UPDATE (role_has_user)</text:p>
      <text:p text:style-name="P1"><text:tab/>- READ (à voir)</text:p>
      <text:p text:style-name="P1"><text:tab/>- Méthode mailChangeNickname() =&gt;</text:p>
      <text:p text:style-name="P1"><text:tab/>- Méthode mailChangePwd() =&gt;</text:p>
      <text:p text:style-name="P1"><text:tab/>- Méthode keyGenerator() =&gt;</text:p>
      <text:p text:style-name="P1"/>
      <text:p text:style-name="P1">HelpManager:</text:p>
      <text:p text:style-name="P1"><text:tab/>- INSERT (page help)</text:p>
      <text:p text:style-name="P1"><text:tab/>- UPDATE ( ajout de l’admin)</text:p>
      <text:p text:style-name="P1"><text:tab/>- UPDATE (mise à jour du status ‘processed’)</text:p>
      <text:p text:style-name="P1"><text:tab/>- Méthode mail() =&gt; pour confirmation de l’insert</text:p>
      <text:p text:style-name="P1"><text:tab/>- Méthode mailAdmin() =&gt; prévenir qu’un message à été reçu.</text:p>
      <text:p text:style-name="P1"/>
      <text:p text:style-name="P1">OnlineManager:</text:p>
      <text:p text:style-name="P1"><text:tab/>- INSERT</text:p>
      <text:p text:style-name="P1"><text:tab/>- UPDATE (async-à la connexion-à la déco.)</text:p>
      <text:p text:style-name="Standard"><text:span text:style-name="T1"><text:tab/>- </text:span><text:span text:style-name="T1">Méthode checkUserInOnline() : inclus les deux méthodes précédente pour vérification.</text:span></text:p>
      <text:p text:style-name="P1"><text:tab/>- UPDATE (pour le connected online)</text:p>
      <text:p text:style-name="P1"><text:tab/>- READ (à voir)</text:p>
      <text:p text:style-name="Standard"><text:span text:style-name="T1"><text:tab/>- </text:span><text:span text:style-name="T1">Méthode checkIsConnect() =&gt; </text:span></text:p>
      <text:p text:style-name="P1"/>
      <text:p text:style-name="P1"><text:soft-page-break/>RoomManager:</text:p>
      <text:p text:style-name="P1"><text:tab/>- INSERT(classique)</text:p>
      <text:p text:style-name="Standard"><text:span text:style-name="T1"><text:tab/>- UPDATE (</text:span><text:span text:style-name="T1">classique)</text:span></text:p>
      <text:p text:style-name="P1"><text:tab/>- UPDATE (archived_room)</text:p>
      <text:p text:style-name="P1"><text:tab/>- UPDATE (last_activity_room)</text:p>
      <text:p text:style-name="P1"><text:tab/>- READ (à voir)</text:p>
      <text:p text:style-name="Standard"><text:span text:style-name="T1"><text:tab/>- </text:span><text:span text:style-name="T1">Méthode deadRoom() =&gt; si la room est public et n’a pas été utiliser depuis x temps.</text:span></text:p>
      <text:p text:style-name="Standard"><text:span text:style-name="T1"><text:tab/>- </text:span><text:span text:style-name="T1">Méthode roomNameGenerate() =&gt;</text:span></text:p>
      <text:p text:style-name="P1"/>
      <text:p text:style-name="P1">UserRoomManager:</text:p>
      <text:p text:style-name="P1"><text:tab/>- INSERT (classique)</text:p>
      <text:p text:style-name="P1"><text:tab/>- UPDATE (favorite_user_room)</text:p>
      <text:p text:style-name="P1"><text:tab/>- READ (à voir)</text:p>
      <text:p text:style-name="P1"/>
      <text:p text:style-name="P1">MessageManager:</text:p>
      <text:p text:style-name="P1"><text:tab/>- INSERT (classique)</text:p>
      <text:p text:style-name="Standard"><text:span text:style-name="T1"><text:tab/>- </text:span><text:span text:style-name="T1">UPDATE (archived_message)</text:span></text:p>
      <text:p text:style-name="P1"><text:tab/>- READ (à voir)</text:p>
      <text:p text:style-name="P1"/>
      <text:p text:style-name="P1">ReportedManager:</text:p>
      <text:p text:style-name="P1"><text:tab/>- INSERT (classique)</text:p>
      <text:p text:style-name="P1"><text:tab/>- UPDATE (processed_reported)</text:p>
      <text:p text:style-name="P1"><text:tab/>- READ (à voir)</text:p>
      <text:p text:style-name="Standard"><text:span text:style-name="T1"><text:tab/>- </text:span><text:span text:style-name="T1">Méthode checkReportExist() =&gt;</text:span></text:p>
      <text:p text:style-name="Standard"><text:span text:style-name="T1"><text:tab/>- </text:span><text:span text:style-name="T1">Méthode mail =&gt; prévenir les admins qu’un message est reported</text:span></text:p>
      <text:p text:style-name="P1"/>
      <text:p text:style-name="P1">UserRightManager:</text:p>
      <text:p text:style-name="P1"><text:tab/>- INSERT (à la confirmation du mail)</text:p>
      <text:p text:style-name="P1"><text:tab/>- UPDATE (date + fkey_status)</text:p>
      <text:p text:style-name="P1"><text:tab/>- READ (à voir)</text:p>
      <text:p text:style-name="Standard"><text:span text:style-name="T1"><text:tab/>- </text:span><text:span text:style-name="T1">Méthode verifyDateAuthorizedStatus() =&gt; qui appellerais l’UPDATE</text:span></text:p>
      <text:p text:style-name="Standard"><text:span text:style-name="T1"><text:tab/>- </text:span><text:span text:style-name="T1">Méthode mail()=&gt; pour prévenir d’un changement de status</text:span></text:p>
      <text:p text:style-name="P1"/>
      <text:p text:style-name="P1">ImgManager:</text:p>
      <text:p text:style-name="P1"><text:tab/>- INSERT (Classique)</text:p>
      <text:p text:style-name="P1"><text:tab/>- UPDATE (active_img)</text:p>
      <text:p text:style-name="Standard"><text:span text:style-name="T1"><text:tab/>- </text:span><text:span text:style-name="T1">READ (à voir)</text:span></text:p>
      <text:p text:style-name="P1"><text:tab/>- Méthode imgRename() =&gt; pour ne pas avoir de nom en double</text:p>
      <text:p text:style-name="P1"><text:tab/>- Méthode imgResize() =&gt; …</text:p>
      <text:p text:style-name="P1"><text:tab/>- Méthode imgUpload() =&gt;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5T13:37:33.423000000</meta:creation-date>
    <dc:date>2021-03-29T16:52:03.43</dc:date>
    <meta:editing-duration>PT58M50S</meta:editing-duration>
    <meta:editing-cycles>4</meta:editing-cycles>
    <meta:generator>OpenOffice/4.1.5$Win32 OpenOffice.org_project/415m1$Build-9789</meta:generator>
    <dc:creator>Michael Pitz</dc:creator>
    <meta:document-statistic meta:table-count="0" meta:image-count="0" meta:object-count="0" meta:page-count="2" meta:paragraph-count="78" meta:word-count="341" meta:character-count="2347"/>
  </office:meta>
</office:document-meta>
</file>